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Nachlieli CLM2" svg:font-family="'Nachlieli CLM'"/>
    <style:font-face style:name="Calibri" svg:font-family="Calibri" style:font-adornments="Regular" style:font-pitch="fixed"/>
    <style:font-face style:name="Courier New1" svg:font-family="'Courier New'" style:font-adornments="Regular" style:font-pitch="fixed"/>
    <style:font-face style:name="Courier New (Hebrew)" svg:font-family="'Courier New (Hebrew)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Arial1" svg:font-family="Arial" style:font-adornments="Regular" style:font-pitch="variable"/>
    <style:font-face style:name="Arial (Hebrew)" svg:font-family="'Arial (Hebrew)'" style:font-adornments="Regular" style:font-pitch="variable"/>
    <style:font-face style:name="Courier New2" svg:font-family="'Courier New'" style:font-adornments="Regular" style:font-pitch="variable"/>
    <style:font-face style:name="Courier New (Hebrew)1" svg:font-family="'Courier New (Hebrew)'" style:font-adornments="Regular" style:font-pitch="variable"/>
    <style:font-face style:name="David CLM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43049e" officeooo:paragraph-rsid="0643049e"/>
    </style:style>
    <style:style style:name="P4" style:family="paragraph" style:parent-style-name="Text_20_body">
      <style:text-properties officeooo:rsid="0645dda6" officeooo:paragraph-rsid="06491944"/>
    </style:style>
    <style:style style:name="P5" style:family="paragraph" style:parent-style-name="Text_20_body">
      <style:text-properties officeooo:rsid="06491944" officeooo:paragraph-rsid="064c49f1"/>
    </style:style>
    <style:style style:name="P6" style:family="paragraph" style:parent-style-name="Text_20_body">
      <style:text-properties officeooo:rsid="0618a878" officeooo:paragraph-rsid="065c2434"/>
    </style:style>
    <style:style style:name="P7" style:family="paragraph" style:parent-style-name="Text_20_body">
      <style:paragraph-properties fo:line-height="100%"/>
      <style:text-properties officeooo:rsid="04af6545" officeooo:paragraph-rsid="04af6545"/>
    </style:style>
    <style:style style:name="P8" style:family="paragraph" style:parent-style-name="Text_20_body">
      <style:text-properties officeooo:paragraph-rsid="065c2434"/>
    </style:style>
    <style:style style:name="P9" style:family="paragraph" style:parent-style-name="Text_20_body">
      <style:text-properties officeooo:rsid="05faaf9b" officeooo:paragraph-rsid="066222d7"/>
    </style:style>
    <style:style style:name="P10" style:family="paragraph" style:parent-style-name="Text_20_body">
      <style:text-properties officeooo:rsid="06662e82" officeooo:paragraph-rsid="06662e82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officeooo:rsid="066b7c1e" officeooo:paragraph-rsid="066b7c1e"/>
    </style:style>
    <style:style style:name="P13" style:family="paragraph" style:parent-style-name="Heading_20_2">
      <style:paragraph-properties fo:line-height="100%"/>
      <style:text-properties officeooo:rsid="05f87ff8" officeooo:paragraph-rsid="06402cac"/>
    </style:style>
    <style:style style:name="P14" style:family="paragraph" style:parent-style-name="Heading_20_2">
      <style:paragraph-properties fo:line-height="100%"/>
      <style:text-properties officeooo:rsid="06137e7f" officeooo:paragraph-rsid="065efaed"/>
    </style:style>
    <style:style style:name="P15" style:family="paragraph" style:parent-style-name="Heading_20_2">
      <style:paragraph-properties fo:line-height="100%"/>
      <style:text-properties officeooo:rsid="06137e7f" officeooo:paragraph-rsid="066532e1"/>
    </style:style>
    <style:style style:name="P16" style:family="paragraph" style:parent-style-name="Standard">
      <style:text-properties officeooo:rsid="066532e1" officeooo:paragraph-rsid="066532e1"/>
    </style:style>
    <style:style style:name="P17" style:family="paragraph" style:parent-style-name="Text_20_body">
      <style:paragraph-properties fo:text-align="end" style:justify-single-word="false" style:writing-mode="rl-tb"/>
      <style:text-properties officeooo:paragraph-rsid="066222d7"/>
    </style:style>
    <style:style style:name="P18" style:family="paragraph" style:parent-style-name="Text_20_body">
      <style:paragraph-properties fo:text-align="end" style:justify-single-word="false" style:writing-mode="rl-tb"/>
      <style:text-properties fo:language="en" fo:country="US" officeooo:rsid="065efaed" officeooo:paragraph-rsid="065efaed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fdfbb9" officeooo:paragraph-rsid="066222d7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002e3e" officeooo:paragraph-rsid="066222d7"/>
    </style:style>
    <style:style style:name="P21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6222d7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</style:style>
    <style:style style:name="P23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faaf9b" officeooo:paragraph-rsid="066222d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5fdfbb9" officeooo:paragraph-rsid="066222d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ff36df" officeooo:paragraph-rsid="066222d7"/>
    </style:style>
    <style:style style:name="P27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6222d7" style:font-size-asian="12pt" style:font-size-complex="12pt"/>
    </style:style>
    <style:style style:name="P28" style:family="paragraph" style:parent-style-name="Standard">
      <style:text-properties style:font-name="Calibri" fo:font-size="11pt" fo:language="en" fo:country="US" officeooo:rsid="066532e1" officeooo:paragraph-rsid="066532e1" style:font-size-asian="11pt" style:language-asian="en" style:country-asian="US" style:font-name-complex="Arial (Hebrew)" style:font-size-complex="11pt" style:language-complex="he" style:country-complex="IL"/>
    </style:style>
    <style:style style:name="P29" style:family="paragraph" style:parent-style-name="Text_20_body">
      <style:text-properties officeooo:rsid="06491944" officeooo:paragraph-rsid="06491944"/>
    </style:style>
    <style:style style:name="P30" style:family="paragraph" style:parent-style-name="Text_20_body">
      <style:text-properties officeooo:rsid="066cdfe3" officeooo:paragraph-rsid="066cdfe3"/>
    </style:style>
    <style:style style:name="P31" style:family="paragraph" style:parent-style-name="Text_20_body" style:list-style-name="L1">
      <style:text-properties officeooo:paragraph-rsid="066eef03"/>
    </style:style>
    <style:style style:name="P32" style:family="paragraph" style:parent-style-name="Text_20_body">
      <style:text-properties officeooo:paragraph-rsid="066eef03"/>
    </style:style>
    <style:style style:name="P33" style:family="paragraph" style:parent-style-name="Text_20_body" style:list-style-name="WWNum2">
      <style:paragraph-properties fo:margin-left="0in" fo:margin-right="0in" fo:margin-top="0in" fo:margin-bottom="0in" loext:contextual-spacing="false" fo:line-height="120%" fo:text-align="end" style:justify-single-word="false" fo:text-indent="-0.25in" style:auto-text-indent="false" style:writing-mode="rl-tb">
        <style:tab-stops>
          <style:tab-stop style:position="0.5417in"/>
        </style:tab-stops>
      </style:paragraph-properties>
    </style:style>
    <style:style style:name="P34" style:family="paragraph" style:parent-style-name="Text_20_body" style:list-style-name="WWNum1">
      <style:paragraph-properties fo:margin-left="0in" fo:margin-right="0in" fo:margin-top="0in" fo:margin-bottom="0in" loext:contextual-spacing="false" fo:line-height="120%" fo:text-align="end" style:justify-single-word="false" fo:text-indent="-0.25in" style:auto-text-indent="false" style:writing-mode="rl-tb">
        <style:tab-stops>
          <style:tab-stop style:position="0.5in"/>
        </style:tab-stops>
      </style:paragraph-properties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P36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fo:color="#00000a" style:font-name="Courier New1" fo:font-size="10pt" fo:language="en" fo:country="US" style:font-size-asian="10pt" style:language-asian="en" style:country-asian="US" style:font-name-complex="Courier New2" style:font-size-complex="10pt" style:language-complex="he" style:country-complex="IL"/>
    </style:style>
    <style:style style:name="P37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P38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67a5841"/>
    </style:style>
    <style:style style:name="P39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style:font-name="Courier New1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P40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officeooo:paragraph-rsid="067a5841"/>
    </style:style>
    <style:style style:name="P41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</style:style>
    <style:style style:name="P42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  <style:text-properties officeooo:paragraph-rsid="06725628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rsid="060e28e3" officeooo:paragraph-rsid="066222d7"/>
    </style:style>
    <style:style style:name="P44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775fda" style:font-size-asian="12pt" style:font-size-complex="12pt"/>
    </style:style>
    <style:style style:name="P45" style:family="paragraph" style:parent-style-name="Text_20_body">
      <style:paragraph-properties fo:text-align="start" style:justify-single-word="false" style:writing-mode="lr-tb"/>
      <style:text-properties fo:font-size="12pt" fo:font-style="italic" officeooo:rsid="0678a3a7" officeooo:paragraph-rsid="06775fda" style:font-size-asian="12pt" style:font-style-asian="italic" style:font-size-complex="12pt" style:font-style-complex="italic"/>
    </style:style>
    <style:style style:name="P46" style:family="paragraph" style:parent-style-name="Text_20_body" style:list-style-name="L1">
      <style:paragraph-properties fo:text-align="end" style:justify-single-word="false" style:writing-mode="rl-tb"/>
      <style:text-properties officeooo:paragraph-rsid="067078e6"/>
    </style:style>
    <style:style style:name="P47" style:family="paragraph" style:parent-style-name="Text_20_body">
      <style:paragraph-properties fo:text-align="end" style:justify-single-word="false" style:writing-mode="rl-tb"/>
      <style:text-properties officeooo:paragraph-rsid="067078e6"/>
    </style:style>
    <style:style style:name="P48" style:family="paragraph" style:parent-style-name="Text_20_body" style:list-style-name="L1">
      <style:paragraph-properties fo:text-align="end" style:justify-single-word="false" style:writing-mode="rl-tb"/>
      <style:text-properties officeooo:rsid="06662e82" officeooo:paragraph-rsid="06736d81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6662e82" officeooo:paragraph-rsid="06736d81"/>
    </style:style>
    <style:style style:name="P50" style:family="paragraph" style:parent-style-name="Text_20_body" style:list-style-name="L1">
      <style:paragraph-properties fo:text-align="end" style:justify-single-word="false" style:writing-mode="rl-tb"/>
      <style:text-properties officeooo:rsid="06491944" officeooo:paragraph-rsid="06736d81"/>
    </style:style>
    <style:style style:name="P51" style:family="paragraph" style:parent-style-name="Text_20_body">
      <style:paragraph-properties fo:text-align="end" style:justify-single-word="false" style:writing-mode="rl-tb"/>
      <style:text-properties fo:font-size="12pt" fo:font-style="italic" officeooo:rsid="0658ce7d" officeooo:paragraph-rsid="06775fda" style:font-size-asian="12pt" style:font-style-asian="italic" style:font-size-complex="12pt" style:font-style-complex="italic"/>
    </style:style>
    <style:style style:name="P52" style:family="paragraph" style:parent-style-name="Text_20_body" style:list-style-name="L2">
      <style:paragraph-properties fo:text-align="end" style:justify-single-word="false" style:writing-mode="rl-tb"/>
      <style:text-properties fo:font-size="12pt" fo:font-style="italic" officeooo:rsid="06767643" officeooo:paragraph-rsid="06775fda" style:font-size-asian="12pt" style:font-style-asian="italic" style:font-size-complex="12pt" style:font-style-complex="italic"/>
    </style:style>
    <style:style style:name="P53" style:family="paragraph" style:parent-style-name="Text_20_body" style:list-style-name="L2">
      <style:paragraph-properties fo:text-align="end" style:justify-single-word="false" style:writing-mode="rl-tb"/>
      <style:text-properties fo:font-size="12pt" fo:font-style="italic" officeooo:rsid="0678a3a7" officeooo:paragraph-rsid="06775fda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text-align="end" style:justify-single-word="false" style:writing-mode="rl-tb"/>
      <style:text-properties fo:font-size="12pt" fo:font-style="italic" officeooo:rsid="067a8312" officeooo:paragraph-rsid="06775fda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text-align="center" style:justify-single-word="false" style:writing-mode="rl-tb"/>
      <style:text-properties fo:font-size="12pt" fo:font-style="italic" fo:font-weight="normal" officeooo:rsid="067486d0" officeooo:paragraph-rsid="06775fd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ext_20_body" style:list-style-name="L3">
      <style:paragraph-properties fo:line-height="120%" fo:text-align="end" style:justify-single-word="false" style:writing-mode="rl-tb"/>
      <style:text-properties officeooo:paragraph-rsid="067a5841"/>
    </style:style>
    <style:style style:name="P57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0e28e3" officeooo:paragraph-rsid="06775fda" style:font-size-asian="10pt" style:font-size-complex="10pt"/>
    </style:style>
    <style:style style:name="P58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b426e" officeooo:paragraph-rsid="06775fda" style:font-size-asian="10pt" style:font-size-complex="10pt"/>
    </style:style>
    <style:style style:name="P59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c2c84" officeooo:paragraph-rsid="06775fda" style:font-size-asian="10pt" style:font-size-complex="10pt"/>
    </style:style>
    <style:style style:name="P60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a8312" officeooo:paragraph-rsid="06775fda" style:font-size-asian="10pt" style:font-size-complex="10pt"/>
    </style:style>
    <style:style style:name="P61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e0664" officeooo:paragraph-rsid="06775fda" style:font-size-asian="10pt" style:font-size-complex="10pt"/>
    </style:style>
    <style:style style:name="P62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e9f72" officeooo:paragraph-rsid="06775fda" style:font-size-asian="10pt" style:font-size-complex="10pt"/>
    </style:style>
    <style:style style:name="P63" style:family="paragraph" style:parent-style-name="Text_20_body" style:list-style-name="L1">
      <style:paragraph-properties fo:margin-left="0.5in" fo:margin-right="0in" fo:margin-top="0in" fo:margin-bottom="0.0181in" loext:contextual-spacing="false" fo:line-height="120%" fo:text-align="end" style:justify-single-word="false" fo:text-indent="0in" style:auto-text-indent="false" style:writing-mode="rl-tb"/>
      <style:text-properties officeooo:paragraph-rsid="067a5841"/>
    </style:style>
    <style:style style:name="P64" style:family="paragraph" style:parent-style-name="Text_20_body" style:list-style-name="L1">
      <style:paragraph-properties fo:margin-left="0.5in" fo:margin-right="0in" fo:margin-top="0in" fo:margin-bottom="0.0181in" loext:contextual-spacing="false" fo:text-align="end" style:justify-single-word="false" fo:text-indent="0in" style:auto-text-indent="false" style:writing-mode="rl-tb"/>
      <style:text-properties officeooo:paragraph-rsid="067a5841"/>
    </style:style>
    <style:style style:name="P65" style:family="paragraph" style:parent-style-name="Text_20_body" style:list-style-name="L1">
      <style:paragraph-properties fo:margin-left="0.5in" fo:margin-right="0in" fo:margin-top="0in" fo:margin-bottom="0.0181in" loext:contextual-spacing="false" fo:text-align="start" style:justify-single-word="false" fo:text-indent="0in" style:auto-text-indent="false" style:writing-mode="lr-tb"/>
      <style:text-properties officeooo:paragraph-rsid="067a5841"/>
    </style:style>
    <style:style style:name="P66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 style:writing-mode="lr-tb"/>
      <style:text-properties officeooo:paragraph-rsid="067a5841"/>
    </style:style>
    <style:style style:name="P67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 style:writing-mode="lr-tb"/>
      <style:text-properties fo:font-size="10pt" officeooo:paragraph-rsid="067a5841" style:font-size-asian="10pt" style:font-size-complex="10pt"/>
    </style:style>
    <style:style style:name="P68" style:family="paragraph" style:parent-style-name="Heading_20_1">
      <style:paragraph-properties fo:line-height="100%"/>
      <style:text-properties officeooo:rsid="05226f8d" officeooo:paragraph-rsid="04af6545"/>
    </style:style>
    <style:style style:name="P69" style:family="paragraph" style:parent-style-name="Heading_20_2">
      <style:paragraph-properties fo:break-before="page"/>
      <style:text-properties officeooo:paragraph-rsid="066222d7"/>
    </style:style>
    <style:style style:name="P70" style:family="paragraph" style:parent-style-name="Heading_20_2">
      <style:paragraph-properties fo:line-height="100%" fo:break-before="page"/>
      <style:text-properties officeooo:rsid="06137e7f" officeooo:paragraph-rsid="06662e82"/>
    </style:style>
    <style:style style:name="T1" style:family="text">
      <style:text-properties officeooo:rsid="05fbd529"/>
    </style:style>
    <style:style style:name="T2" style:family="text">
      <style:text-properties officeooo:rsid="05fdfbb9"/>
    </style:style>
    <style:style style:name="T3" style:family="text">
      <style:text-properties fo:font-size="8pt" officeooo:rsid="05fdfbb9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5fbd529" style:font-size-asian="10pt" style:font-size-complex="10pt"/>
    </style:style>
    <style:style style:name="T6" style:family="text">
      <style:text-properties fo:font-size="10pt" officeooo:rsid="05ff36df" style:font-size-asian="10pt" style:font-size-complex="10pt"/>
    </style:style>
    <style:style style:name="T7" style:family="text">
      <style:text-properties fo:font-size="10pt" officeooo:rsid="0600cb03" style:font-size-asian="10pt" style:font-size-complex="10pt"/>
    </style:style>
    <style:style style:name="T8" style:family="text">
      <style:text-properties officeooo:rsid="05fe4711"/>
    </style:style>
    <style:style style:name="T9" style:family="text">
      <style:text-properties officeooo:rsid="06002e3e"/>
    </style:style>
    <style:style style:name="T10" style:family="text">
      <style:text-properties officeooo:rsid="0603437e"/>
    </style:style>
    <style:style style:name="T11" style:family="text">
      <style:text-properties officeooo:rsid="060cd3e9"/>
    </style:style>
    <style:style style:name="T12" style:family="text">
      <style:text-properties officeooo:rsid="0611bc65"/>
    </style:style>
    <style:style style:name="T13" style:family="text">
      <style:text-properties officeooo:rsid="061256b1"/>
    </style:style>
    <style:style style:name="T14" style:family="text">
      <style:text-properties officeooo:rsid="06134517"/>
    </style:style>
    <style:style style:name="T15" style:family="text">
      <style:text-properties officeooo:rsid="0627a010"/>
    </style:style>
    <style:style style:name="T16" style:family="text">
      <style:text-properties officeooo:rsid="063696fa"/>
    </style:style>
    <style:style style:name="T17" style:family="text">
      <style:text-properties officeooo:rsid="06387ff4"/>
    </style:style>
    <style:style style:name="T18" style:family="text">
      <style:text-properties officeooo:rsid="063be564"/>
    </style:style>
    <style:style style:name="T19" style:family="text">
      <style:text-properties officeooo:rsid="0643dea6"/>
    </style:style>
    <style:style style:name="T20" style:family="text">
      <style:text-properties officeooo:rsid="0645dda6"/>
    </style:style>
    <style:style style:name="T21" style:family="text">
      <style:text-properties officeooo:rsid="0647c1a7"/>
    </style:style>
    <style:style style:name="T22" style:family="text">
      <style:text-properties officeooo:rsid="06491944"/>
    </style:style>
    <style:style style:name="T23" style:family="text">
      <style:text-properties officeooo:rsid="064c49f1"/>
    </style:style>
    <style:style style:name="T24" style:family="text">
      <style:text-properties officeooo:rsid="065090ec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6596494"/>
    </style:style>
    <style:style style:name="T27" style:family="text">
      <style:text-properties fo:language="en" fo:country="US" officeooo:rsid="06662e82"/>
    </style:style>
    <style:style style:name="T28" style:family="text">
      <style:text-properties officeooo:rsid="065acb93"/>
    </style:style>
    <style:style style:name="T29" style:family="text">
      <style:text-properties officeooo:rsid="065c2434"/>
    </style:style>
    <style:style style:name="T30" style:family="text">
      <style:text-properties officeooo:rsid="065efaed"/>
    </style:style>
    <style:style style:name="T31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32" style:family="text">
      <style:text-properties fo:color="#00000a" style:font-name="Times New Roman (Hebrew)" fo:font-size="12pt" fo:language="en" fo:country="US" officeooo:rsid="065fc78f" style:font-size-asian="12pt" style:language-asian="en" style:country-asian="US" style:font-name-complex="Times New Roman (Hebrew)1" style:font-size-complex="12pt" style:language-complex="he" style:country-complex="IL"/>
    </style:style>
    <style:style style:name="T33" style:family="text">
      <style:text-properties fo:color="#00000a" style:font-name="Times New Roman (Hebrew)" fo:font-size="12pt" fo:language="en" fo:country="US" fo:font-weight="bold" style:font-size-asian="12pt" style:language-asian="en" style:country-asian="US" style:font-weight-asian="bold" style:font-name-complex="Times New Roman (Hebrew)1" style:font-size-complex="12pt" style:language-complex="he" style:country-complex="IL" style:font-weight-complex="bold"/>
    </style:style>
    <style:style style:name="T34" style:family="text"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35" style:family="text">
      <style:text-properties fo:color="#00000a" style:font-name="Courier New1" fo:font-size="10pt" fo:language="en" fo:country="US" style:font-size-asian="10pt" style:language-asian="en" style:country-asian="US" style:font-name-complex="Courier New2" style:font-size-complex="10pt" style:language-complex="he" style:country-complex="IL"/>
    </style:style>
    <style:style style:name="T36" style:family="text">
      <style:text-properties fo:color="#00000a" style:font-name="Courier New1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37" style:family="text">
      <style:text-properties fo:color="#00000a" style:font-name="Courier New1" fo:font-size="12pt" fo:language="en" fo:country="US" officeooo:rsid="065fc78f" style:font-size-asian="12pt" style:language-asian="en" style:country-asian="US" style:font-name-complex="Times New Roman1" style:font-size-complex="12pt" style:language-complex="he" style:country-complex="IL"/>
    </style:style>
    <style:style style:name="T38" style:family="text">
      <style:text-properties fo:color="#00000a" style:font-name="Courier New1" fo:font-size="12pt" fo:language="en" fo:country="US" officeooo:rsid="066eef03" style:font-size-asian="12pt" style:language-asian="en" style:country-asian="US" style:font-name-complex="Times New Roman1" style:font-size-complex="12pt" style:language-complex="he" style:country-complex="IL"/>
    </style:style>
    <style:style style:name="T39" style:family="text">
      <style:text-properties fo:color="#00000a" style:font-name="Courier New1" fo:font-size="12pt" fo:language="en" fo:country="US" officeooo:rsid="06768016" style:font-size-asian="12pt" style:language-asian="en" style:country-asian="US" style:font-name-complex="Times New Roman1" style:font-size-complex="12pt" style:language-complex="he" style:country-complex="IL"/>
    </style:style>
    <style:style style:name="T40" style:family="text">
      <style:text-properties fo:color="#00000a" style:font-name="Courier New1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41" style:family="text">
      <style:text-properties fo:color="#00000a" style:font-name="Courier New1" fo:font-size="12pt" fo:language="en" fo:country="US" fo:font-weight="bold" officeooo:rsid="066eef03" style:font-size-asian="12pt" style:language-asian="en" style:country-asian="US" style:font-weight-asian="bold" style:font-name-complex="Times New Roman1" style:font-size-complex="12pt" style:language-complex="he" style:country-complex="IL" style:font-weight-complex="bold"/>
    </style:style>
    <style:style style:name="T42" style:family="text">
      <style:text-properties fo:color="#00000a" style:font-name="Courier New (Hebrew)" fo:font-size="10pt" fo:language="en" fo:country="US" style:font-size-asian="10pt" style:language-asian="en" style:country-asian="US" style:font-name-complex="Courier New (Hebrew)1" style:font-size-complex="10pt" style:language-complex="he" style:country-complex="IL"/>
    </style:style>
    <style:style style:name="T43" style:family="text">
      <style:text-properties fo:color="#00000a" style:font-name="Courier New (Hebrew)" fo:font-size="10pt" fo:language="en" fo:country="US" fo:font-weight="bold" style:font-size-asian="10pt" style:language-asian="en" style:country-asian="US" style:font-weight-asian="bold" style:font-name-complex="Courier New (Hebrew)1" style:font-size-complex="10pt" style:language-complex="he" style:country-complex="IL" style:font-weight-complex="bold"/>
    </style:style>
    <style:style style:name="T44" style:family="text">
      <style:text-properties fo:color="#00000a" style:font-name="Courier New" fo:font-size="12pt" fo:language="en" fo:country="US" fo:font-style="italic" style:text-underline-style="none" fo:font-weight="normal" officeooo:rsid="06768016" style:font-size-asian="12pt" style:language-asian="en" style:country-asian="US" style:font-style-asian="italic" style:font-weight-asian="normal" style:font-name-complex="Times New Roman1" style:font-size-complex="12pt" style:language-complex="he" style:country-complex="IL" style:font-style-complex="italic" style:font-weight-complex="normal"/>
    </style:style>
    <style:style style:name="T45" style:family="text">
      <style:text-properties fo:color="#00000a" style:font-name="Courier New" fo:font-size="12pt" fo:language="en" fo:country="US" fo:font-style="italic" style:text-underline-style="none" fo:font-weight="normal" officeooo:rsid="06768016" style:font-size-asian="12pt" style:language-asian="en" style:country-asian="US" style:font-style-asian="italic" style:font-weight-asian="normal" style:font-name-complex="Times New Roman2" style:font-size-complex="12pt" style:language-complex="he" style:country-complex="IL" style:font-style-complex="italic" style:font-weight-complex="normal"/>
    </style:style>
    <style:style style:name="T46" style:family="text">
      <style:text-properties fo:color="#00000a" style:font-name="Courier New" fo:font-size="10pt" fo:language="en" fo:country="US" fo:font-style="normal" style:text-underline-style="none" fo:font-weight="normal" officeooo:rsid="06768016" style:font-size-asian="10pt" style:language-asian="en" style:country-asian="US" style:font-style-asian="normal" style:font-weight-asian="normal" style:font-name-complex="Times New Roman2" style:font-size-complex="10pt" style:language-complex="he" style:country-complex="IL" style:font-style-complex="normal" style:font-weight-complex="normal"/>
    </style:style>
    <style:style style:name="T47" style:family="text">
      <style:text-properties officeooo:rsid="0660e720"/>
    </style:style>
    <style:style style:name="T48" style:family="text">
      <style:text-properties officeooo:rsid="066222d7"/>
    </style:style>
    <style:style style:name="T49" style:family="text">
      <style:text-properties style:font-name="Calibri" fo:font-size="11pt" fo:language="en" fo:country="US" style:font-size-asian="11pt" style:language-asian="en" style:country-asian="US" style:font-name-complex="Arial (Hebrew)" style:font-size-complex="11pt" style:language-complex="he" style:country-complex="IL"/>
    </style:style>
    <style:style style:name="T50" style:family="text">
      <style:text-properties style:font-name="Calibri" fo:font-size="11pt" fo:language="en" fo:country="US" style:font-size-asian="11pt" style:language-asian="en" style:country-asian="US" style:font-name-complex="Arial1" style:font-size-complex="11pt" style:language-complex="he" style:country-complex="IL"/>
    </style:style>
    <style:style style:name="T51" style:family="text">
      <style:text-properties officeooo:rsid="066532e1"/>
    </style:style>
    <style:style style:name="T52" style:family="text">
      <style:text-properties officeooo:rsid="066a1f2a"/>
    </style:style>
    <style:style style:name="T53" style:family="text">
      <style:text-properties officeooo:rsid="066b7c1e"/>
    </style:style>
    <style:style style:name="T54" style:family="text">
      <style:text-properties officeooo:rsid="066e3913"/>
    </style:style>
    <style:style style:name="T55" style:family="text">
      <style:text-properties officeooo:rsid="066eef03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66eef03" style:font-weight-asian="bold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6387ff4" style:font-size-asian="12pt" style:font-size-complex="12pt"/>
    </style:style>
    <style:style style:name="T60" style:family="text">
      <style:text-properties fo:font-size="12pt" officeooo:rsid="066eef03" style:font-size-asian="12pt" style:font-size-complex="12pt"/>
    </style:style>
    <style:style style:name="T61" style:family="text">
      <style:text-properties fo:font-size="12pt" officeooo:rsid="0673de1b" style:font-size-asian="12pt" style:font-size-complex="12pt"/>
    </style:style>
    <style:style style:name="T62" style:family="text">
      <style:text-properties fo:font-size="12pt" officeooo:rsid="06775a1d" style:font-size-asian="12pt" style:font-size-complex="12pt"/>
    </style:style>
    <style:style style:name="T63" style:family="text">
      <style:text-properties fo:font-size="12pt" fo:font-weight="bold" officeooo:rsid="066eef03" style:font-size-asian="12pt" style:font-weight-asian="bold" style:font-size-complex="12pt" style:font-weight-complex="bold"/>
    </style:style>
    <style:style style:name="T64" style:family="text">
      <style:text-properties fo:font-weight="normal" officeooo:rsid="0673e365" style:font-weight-asian="normal" style:font-weight-complex="normal"/>
    </style:style>
    <style:style style:name="T65" style:family="text">
      <style:text-properties fo:font-weight="normal" officeooo:rsid="067486d0" style:font-weight-asian="normal" style:font-weight-complex="normal"/>
    </style:style>
    <style:style style:name="T66" style:family="text">
      <style:text-properties fo:font-weight="normal" officeooo:rsid="0673e89a" style:font-weight-asian="normal" style:font-weight-complex="normal"/>
    </style:style>
    <style:style style:name="T67" style:family="text">
      <style:text-properties officeooo:rsid="067b426e"/>
    </style:style>
    <style:style style:name="T68" style:family="text">
      <style:text-properties officeooo:rsid="0677a876"/>
    </style:style>
    <style:style style:name="T69" style:family="text">
      <style:text-properties officeooo:rsid="067a8312"/>
    </style:style>
    <style:style style:name="T70" style:family="text">
      <style:text-properties officeooo:rsid="067c2c84"/>
    </style:style>
    <style:style style:name="T71" style:family="text">
      <style:text-properties officeooo:rsid="067e9f72"/>
    </style:style>
    <style:style style:name="T72" style:family="text">
      <style:text-properties style:font-name="Courier New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font-name="Courier New" fo:font-size="12pt" fo:font-style="italic" style:text-underline-style="none" fo:font-weight="normal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74" style:family="text">
      <style:text-properties style:font-name="Courier New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75" style:family="text">
      <style:text-properties style:font-name="Courier New" fo:font-size="12pt" fo:font-style="italic" style:text-underline-style="none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76" style:family="text">
      <style:text-properties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style:font-name="Courier New" fo:font-size="12pt" fo:font-style="italic" fo:font-weight="normal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78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name-complex="Times New Roman2" style:font-size-complex="12pt" style:font-style-complex="italic"/>
    </style:style>
    <style:style style:name="T80" style:family="text">
      <style:text-properties style:font-name="Courier New" fo:font-size="12pt" fo:font-style="normal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81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Courier Ne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Courier New" fo:font-size="12pt" fo:font-style="normal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84" style:family="text">
      <style:text-properties style:font-name="Courier New" fo:font-size="12pt" style:font-size-asian="12pt" style:font-size-complex="12pt"/>
    </style:style>
    <style:style style:name="T85" style:family="text">
      <style:text-properties style:font-name="Courier New" fo:font-size="12pt" style:font-size-asian="12pt" style:font-name-complex="Times New Roman2" style:font-size-complex="12pt"/>
    </style:style>
    <style:style style:name="T86" style:family="text">
      <style:text-properties style:font-name="Courier New" fo:font-size="10pt" fo:font-style="normal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87" style:family="text">
      <style:text-properties style:font-name="Courier New" fo:font-size="10pt" fo:font-style="normal" fo:font-weight="normal" style:font-size-asian="10pt" style:font-style-asian="normal" style:font-weight-asian="normal" style:font-name-complex="Courier New3" style:font-size-complex="10pt" style:font-style-complex="normal" style:font-weight-complex="normal"/>
    </style:style>
    <style:style style:name="T88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style:font-name="Courier New" fo:font-size="10pt" fo:font-style="italic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T91" style:family="text">
      <style:text-properties style:font-name="Courier New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2" style:family="text">
      <style:text-properties style:font-name="Courier New" fo:font-style="normal" style:text-underline-style="none" style:font-style-asian="normal" style:font-style-complex="normal"/>
    </style:style>
    <style:style style:name="T93" style:family="text">
      <style:text-properties style:font-name="Courier New" fo:font-style="normal" fo:font-weight="normal" style:font-style-asian="normal" style:font-weight-asian="normal" style:font-name-complex="Times New Roman2" style:font-style-complex="normal" style:font-weight-complex="normal"/>
    </style:style>
    <style:style style:name="T9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מטלה - ביטקוין</text:h>
      <text:p text:style-name="P7">יש לענות על שאלה אחת לבחירתכם.</text:p>
      <text:p text:style-name="P15">שאלה <text:span text:style-name="T29">1</text:span>: ארנקים ועסקאות<text:span text:style-name="T16"> - </text:span>תרגיל מעשי</text:p>
      <text:p text:style-name="P11">[ע"פ יואב הניג]</text:p>
      <text:p text:style-name="P16"><text:span text:style-name="T49">א. פתחו שני ארנקי </text:span><text:span text:style-name="T50">testnet</text:span><text:span text:style-name="T49"> עפ"י ההוראות בסרטון: </text:span><text:span text:style-name="Internet_20_link"><text:span text:style-name="T50">https://www.youtube.com/watch?v=LfNE29AZ9I0</text:span></text:span><text:span text:style-name="T49"> </text:span></text:p>
      <text:p text:style-name="P28"/>
      <text:p text:style-name="P8"><text:span text:style-name="T52">ב. </text:span><text:span text:style-name="T26">מיצאו "ברז" (faucet) עבור רשת הניסוי (testnet), <text:s/>והשיגו משם ביטקוין.</text:span></text:p>
      <text:p text:style-name="P6"><text:span text:style-name="T52">ג</text:span>. <text:span text:style-name="T51">העבירו קצת כסף מארנק 1 לארנק 2.</text:span></text:p>
      <text:p text:style-name="P6"><text:span text:style-name="T52">ד</text:span>. מיצאו את <text:span text:style-name="T53">העיסקה שלכם </text:span>בשרשרת הבלוקים של רשת הניסוי, <text:span text:style-name="T28">למשל כאן:</text:span></text:p>
      <text:p text:style-name="P6">https://live.blockcypher.com/btc-testnet</text:p>
      <text:p text:style-name="P12">ה. כמה קלטים (<text:span text:style-name="T25">inputs) יש בעיסקה שלכם? כמה פלטים (outputs)? מדוע?</text:span></text:p>
      <text:p text:style-name="P30"><text:span text:style-name="T54">ו. </text:span>צרפו לפתרון השאלה, צילום מסך המראה את העיסקה שלכם בארנק ובשרשרת הבלוקים.</text:p>
      <text:list xml:id="list827415987" text:style-name="L1">
        <text:list-item>
          <text:p text:style-name="P31"><text:span text:style-name="T57">פתרון</text:span><text:span text:style-name="T55">: יצחק ונחום.</text:span></text:p>
        </text:list-item>
      </text:list>
      <text:p text:style-name="P32"/>
      <text:p text:style-name="P69">שאלה <text:span text:style-name="T48">2: קביעת רמת הקושי</text:span></text:p>
      <text:p text:style-name="P9"><text:span text:style-name="T14">לצורך השאלה, הניחו שקיימת </text:span>המחלקה הבאה<text:span text:style-name="T13">,</text:span> המייצגת בלוק בשרשרת-הבלוקים:</text:p>
      <text:p text:style-name="P24"><text:span text:style-name="T12">struct</text:span> Block {</text:p>
      <text:p text:style-name="P25"><text:s text:c="5"/>//... more methods</text:p>
      <text:p text:style-name="P24"><text:tab/><text:span text:style-name="T1">long </text:span>timestamp(); <text:span text:style-name="T4"><text:s text:c="2"/></text:span><text:span text:style-name="T5"><text:s/></text:span><text:span text:style-name="T4">// </text:span><text:span text:style-name="T6">time of block creation; </text:span><text:span text:style-name="T4">seconds since 1/1/2008</text:span></text:p>
      <text:p text:style-name="P26"><text:s text:c="5"/><text:span text:style-name="T17">double</text:span> difficulty(); <text:span text:style-name="T4"><text:s text:c="2"/>// level </text:span><text:span text:style-name="T7">of </text:span><text:span text:style-name="T4">difficulty in block creation time.</text:span></text:p>
      <text:p text:style-name="P27"><text:s text:c="5"/>Block* previous(); <text:s/><text:span text:style-name="T4">// the preceding block in the chain.</text:span></text:p>
      <text:p text:style-name="P25"><text:s text:c="5"/>//... more methods</text:p>
      <text:p text:style-name="P24">}<text:span text:style-name="T8">;</text:span></text:p>
      <text:p text:style-name="P19">רמת הקושי של כריית בלוק צריכה להתעדכן <text:span text:style-name="T18">בערך פעם ב</text:span>שבועיים. <text:span text:style-name="T11"><text:s/></text:span>כיתבו פונקציה <text:span text:style-name="T9">שאפשר להריץ פעם בשבועיים על-מנת להעריך את רמת הקושי הדרושה על-מנת שבלוק ייווצר בממוצע כל 10 דקות.</text:span></text:p>
      <text:p text:style-name="P20">הפונקציה מקבלת קישור לבלוק האחרון בשרשרת<text:span text:style-name="T10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17"><text:a xlink:type="simple" xlink:href="https://en.bitcoin.it/wiki/Difficulty#How_soon_might_I_expect_to_generate_a_block.3F" text:style-name="Internet_20_link" text:visited-style-name="Visited_20_Internet_20_Link"><text:span text:style-name="T3">https://en.bitcoin.it/wiki/Difficulty#How_soon_might_I_expect_to_generate_a_block.3F</text:span></text:a></text:p>
      <text:p text:style-name="P21"><text:span text:style-name="T2">כ</text:span>ותרת הפונקציה<text:span text:style-name="T15"> שאתם צריכים לממש</text:span>:</text:p>
      <text:p text:style-name="P43"><text:span text:style-name="T59">double</text:span><text:span text:style-name="T58"> newDifficulty(Block* lastBlock);</text:span></text:p>
      <text:list xml:id="list92757198233978" text:continue-numbering="true" text:style-name="L1">
        <text:list-item>
          <text:p text:style-name="P46"><text:span text:style-name="T63">פתרון</text:span><text:span text:style-name="T60">:</text:span></text:p>
        </text:list-item>
      </text:list>
      <text:p text:style-name="P51"><text:span text:style-name="T56">פתרון</text:span><text:span text:style-name="T64">: </text:span><text:span text:style-name="T65">הזמן הדרוש ליצירת בלוק (T) שווה לרמת הקושי (D) כפול קבוע כלשהו (C):</text:span></text:p>
      <text:p text:style-name="P55"><text:s text:c="2"/>T = D*C</text:p>
      <text:p text:style-name="P51"><text:span text:style-name="T64">במשך שבועיים צריכים להיווצר כ-2016 בלוקים (14 ימים כפול 144 בלוקים ליום). לכן</text:span><text:span text:style-name="T66">, דרך פשוטה לחישוב רמת הקושי היא:</text:span></text:p>
      <text:list xml:id="list3869773769" text:style-name="L2">
        <text:list-item>
          <text:p text:style-name="P52"><text:span text:style-name="T67">א. </text:span>לחשב כמה זמן לקח ליצור את 2016 הבלוקים האחרונים (T0).</text:p>
        </text:list-item>
        <text:list-item>
          <text:p text:style-name="P52"><text:span text:style-name="T67">ב. </text:span>לקרוא מהבלוק את רמת הקושי האחרונה (D0).</text:p>
        </text:list-item>
        <text:list-item>
          <text:p text:style-name="P52"><text:span text:style-name="T67">ג. </text:span>בהתאם לנוסחה למעלה, לחשב את הקבוע <text:span text:style-name="T68"><text:s text:c="2"/>C = T0/D0</text:span></text:p>
        </text:list-item>
        <text:list-item>
          <text:p text:style-name="P53"><text:span text:style-name="T67">ד. </text:span>הזמן הרצוי ליצירת 2016 בלוקים הוא שבועיים: T1=14*86400</text:p>
        </text:list-item>
        <text:list-item>
          <text:p text:style-name="P53"><text:span text:style-name="T67">ה. </text:span>מכאן, רמת הקושי החדשה היא:</text:p>
        </text:list-item>
      </text:list>
      <text:p text:style-name="P45">D1 = T1/C = (T1/T0)*D0</text:p>
      <text:p text:style-name="P54">עכשיו נשאר רק לכתוב את הפונקציה:</text:p>
      <text:p text:style-name="P57"><text:span text:style-name="T17">double</text:span> newDifficulty(Block* lastBlock)<text:span text:style-name="T69"> {</text:span></text:p>
      <text:p text:style-name="P58"><text:soft-page-break/><text:s text:c="5"/>// a. calculate how much it took to create last 2016 blocks:</text:p>
      <text:p text:style-name="P59"><text:s text:c="5"/>long now = lastBlock-&gt;timestamp();</text:p>
      <text:p text:style-name="P60"><text:s text:c="5"/><text:span text:style-name="T67">for (int i=0, Block* b=lastBlock; i&lt;2016; ++i) </text:span></text:p>
      <text:p text:style-name="P58"><text:s text:c="10"/>b = b-&gt;previous();</text:p>
      <text:p text:style-name="P59"><text:s text:c="5"/>long then = b-&gt;timestamp();</text:p>
      <text:p text:style-name="P58"><text:s text:c="2"/><text:span text:style-name="T70"><text:s text:c="3"/>long T0 = now-then; <text:s text:c="2"/>// in seconds</text:span></text:p>
      <text:p text:style-name="P58"/>
      <text:p text:style-name="P61"><text:s text:c="5"/>// b. read the most recent difficulty:</text:p>
      <text:p text:style-name="P61"><text:s text:c="5"/>long D0 = lastBlock-&gt;difficulty();</text:p>
      <text:p text:style-name="P61"/>
      <text:p text:style-name="P61"><text:s text:c="5"/>// c. <text:span text:style-name="T71">calculate the required time:</text:span></text:p>
      <text:p text:style-name="P62"><text:s text:c="5"/>long T1 = 14*86400; <text:s text:c="3"/>// num of seconds in two weeks</text:p>
      <text:p text:style-name="P62"><text:s text:c="5"/>return (T1/T0)*D0;</text:p>
      <text:p text:style-name="P60">}</text:p>
      <text:p text:style-name="P44"><text:span text:style-name="T60"/></text:p>
      <text:p text:style-name="P47"><text:span text:style-name="T60"/></text:p>
      <text:p text:style-name="P14">שאלה <text:span text:style-name="T48">3</text:span>: <text:span text:style-name="T30">בדיקת תקינות עסקאות בשרשרת בלוקים</text:span></text:p>
      <text:p text:style-name="P18"><text:span text:style-name="T31">המטבע </text:span><text:span text:style-name="T34">SimpleCoin</text:span><text:span text:style-name="T31"> הוא מטבע חדש (דמיוני), הדומה לביטקוין אבל הרבה יותר פשוט: </text:span></text:p>
      <text:list xml:id="list2805527164" text:style-name="WWNum1">
        <text:list-item>
          <text:p text:style-name="P34">בכל בלוק בשרשרת יש רק עיסקה אחת;</text:p>
        </text:list-item>
        <text:list-item>
          <text:p text:style-name="P34">הסכום של כל עיסקה הוא מטבע אחד בדיוק;</text:p>
        </text:list-item>
        <text:list-item>
          <text:p text:style-name="P34">לכל עיסקה יש רק נִמְעָן אחד (לא מפצלים מטבע לכמה נמענים שונים).</text:p>
        </text:list-item>
      </text:list>
      <text:p text:style-name="P35">ישנם שני סוגי בלוקים: בלוק שבו נוצר מטבע חדש (למשל כשכר לכוֹרֶה), ובלוק שבו מועבר מטבע שנוצר קודם. <text:s/>כל בלוק בשרשרת מיוצג ע"י המחלקה הבאה:</text:p>
      <text:p text:style-name="P36">class Block {</text:p>
      <text:p text:style-name="P36"><text:tab/>Block previous; <text:s/></text:p>
      <text:p text:style-name="P22"><text:span text:style-name="T35"><text:s text:c="3"/>// </text:span><text:span text:style-name="T42">קישור לבלוק </text:span><text:span text:style-name="T43">הקודם בשרשרת</text:span><text:span text:style-name="T35">. </text:span><text:span text:style-name="T42">אם הבלוק הנוכחי הוא הראשון</text:span><text:span text:style-name="T35"> // </text:span></text:p>
      <text:p text:style-name="P22"><text:span text:style-name="T35"><text:s/>// </text:span><text:span text:style-name="T42">בשרשרת </text:span><text:span text:style-name="T35">(</text:span><text:span text:style-name="T42">נוצר הכי מוקדם</text:span><text:span text:style-name="T35">), </text:span><text:span text:style-name="T42">אז השדה מכיל בלוק ריק </text:span><text:span text:style-name="T35">- null. // <text:s/></text:span></text:p>
      <text:p text:style-name="P36"><text:tab/>Block input;</text:p>
      <text:p text:style-name="P22"><text:span text:style-name="T35"><text:s text:c="3"/>// </text:span><text:span text:style-name="T42">הבלוק הכולל את </text:span><text:span text:style-name="T43">הקלט לעיסקה זו</text:span><text:span text:style-name="T35"> - </text:span><text:span text:style-name="T42">העיסקה שבה נוצר <text:s text:c="6"/></text:span><text:span text:style-name="T35">//</text:span></text:p>
      <text:p text:style-name="P22"><text:span text:style-name="T35"><text:s text:c="3"/>// </text:span><text:span text:style-name="T42">או נמסר המטבע שמשלמים בעיסקה זו</text:span><text:span text:style-name="T35">. </text:span><text:span text:style-name="T42">אם אין קלט כי המטבע <text:s/></text:span><text:span text:style-name="T35">//</text:span></text:p>
      <text:p text:style-name="P22"><text:span text:style-name="T35"><text:s text:c="3"/>// </text:span><text:span text:style-name="T42">נוצר בעיסקה הנוכחית</text:span><text:span text:style-name="T35">, </text:span><text:span text:style-name="T42">אז שדה זה מכיל בלוק ריק </text:span><text:span text:style-name="T35">- null <text:s text:c="2"/>//</text:span></text:p>
      <text:p text:style-name="P22"><text:span text:style-name="T35"><text:s text:c="6"/>Key receiver; <text:s/>// </text:span><text:span text:style-name="T42">המפתח הציבורי שאליו מועבר המטבע בעיסקה זו</text:span><text:span text:style-name="T35">. <text:s/></text:span></text:p>
      <text:p text:style-name="P36">};</text:p>
      <text:p text:style-name="P37">עיסקה חדשה מיוצגת ע"י המחלקה הבאה:</text:p>
      <text:p text:style-name="P36">class Transaction {</text:p>
      <text:p text:style-name="P22"><text:span text:style-name="T35"><text:tab/>Block input; <text:s/>// </text:span><text:span text:style-name="T42">ראו הסבר למעלה</text:span></text:p>
      <text:p text:style-name="P22"><text:span text:style-name="T35"><text:s text:c="6"/>Key receiver; // </text:span><text:span text:style-name="T42">ראו הסבר למעלה</text:span></text:p>
      <text:p text:style-name="P22"><text:span text:style-name="T35"><text:s text:c="6"/>Signature signature; <text:s text:c="2"/>// </text:span><text:span text:style-name="T42">חתימה דיגיטלית של שולח העיסקה</text:span></text:p>
      <text:p text:style-name="P36"><text:soft-page-break/>};</text:p>
      <text:p text:style-name="P37">חתימה דיגיטלית מיוצגת ע"י המחלקה הבאה:</text:p>
      <text:p text:style-name="P36">class Signature {</text:p>
      <text:p text:style-name="P22"><text:span text:style-name="T35"><text:s text:c="6"/>bool is_valid(Key signer); // </text:span><text:span text:style-name="T42">מקבלת כקלט את המפתח הציבורי של החותם</text:span></text:p>
      <text:p text:style-name="P22"><text:span text:style-name="T35"><text:s text:c="34"/>// </text:span><text:span text:style-name="T42">מחזירה </text:span><text:span text:style-name="T35">"</text:span><text:span text:style-name="T42">אמת</text:span><text:span text:style-name="T35">" </text:span><text:span text:style-name="T42">אם</text:span><text:span text:style-name="T35">"</text:span><text:span text:style-name="T42">ם החתימה תקינה</text:span><text:span text:style-name="T35">.</text:span></text:p>
      <text:p text:style-name="P36">};</text:p>
      <text:p text:style-name="P23"><text:span text:style-name="T31">בנוסף, נתון המשתנה הגלובאלי </text:span><text:span text:style-name="T36">latest</text:span><text:span text:style-name="T31"> המייצג את הבלוק </text:span><text:span text:style-name="T33">האחרון</text:span><text:span text:style-name="T31"> בשרשרת (זה שנוצר הכי מאוחר).</text:span></text:p>
      <text:p text:style-name="P23"><text:span text:style-name="T32">א.</text:span><text:span text:style-name="T31"> כיתבו פונקציה הבודקת האם עיסקה נתונה היא חוקית או לא:</text:span></text:p>
      <text:p text:style-name="P39">void check(Transaction tx);</text:p>
      <text:p text:style-name="P38"><text:span text:style-name="T40">ניתן להניח שזו עיסקה של העברת מטבע ולא של יצירת מטבע חדש </text:span><text:span text:style-name="T36">- </text:span><text:span text:style-name="T40">כלומר </text:span><text:span text:style-name="T36">tx.input!=null. </text:span></text:p>
      <text:list xml:id="list423394399" text:style-name="L3">
        <text:list-item>
          <text:p text:style-name="P56"><text:span text:style-name="T82">פתרון</text:span><text:span text:style-name="T83">:</text:span></text:p>
        </text:list-item>
      </text:list>
      <text:p text:style-name="P66"><text:span text:style-name="T86">void check(Transaction tx) {</text:span></text:p>
      <text:p text:style-name="P67"><text:span text:style-name="T93"><text:s text:c="5"/>// </text:span><text:span text:style-name="T95">שלב א</text:span><text:span text:style-name="T93">: </text:span><text:span text:style-name="T94">נבדוק אם הקלט של העיסקה הנתונה כבר נוצל בעיסקה קודמת</text:span><text:span text:style-name="T93">. //</text:span></text:p>
      <text:p text:style-name="P66"><text:span text:style-name="T86"><text:tab/>for (Block b=latest; <text:s/>b!=null; <text:s/>b=b.previous) {</text:span></text:p>
      <text:p text:style-name="P66"><text:span text:style-name="T86"><text:s text:c="11"/>if (b.input == tx.input)</text:span><text:span text:style-name="T80"> <text:s/></text:span></text:p>
      <text:p text:style-name="P66"><text:span text:style-name="T86"><text:s text:c="15"/>throw DoubleSpendException; </text:span></text:p>
      <text:p text:style-name="P66"><text:span text:style-name="T86"><text:s text:c="6"/>}</text:span></text:p>
      <text:p text:style-name="P66"><text:span text:style-name="T80"><text:s text:c="5"/></text:span><text:span text:style-name="T86">// </text:span><text:span text:style-name="T89">שלב ב</text:span><text:span text:style-name="T86">: </text:span><text:span text:style-name="T88">נבדוק מי הבעלים של המטבע המועבר בעיסקה הנתונה</text:span><text:span text:style-name="T86">, </text:span><text:span text:style-name="T88">ונוודא שהוא אכן חתם על העיסקה</text:span><text:span text:style-name="T86">. //</text:span></text:p>
      <text:p text:style-name="P66"><text:span text:style-name="T86"><text:s text:c="6"/>Key coin_owner = <text:s/>tx.input.receiver;</text:span><text:span text:style-name="T80"> </text:span></text:p>
      <text:p text:style-name="P66"><text:span text:style-name="T86"><text:s text:c="6"/>if (!tx.signature.</text:span><text:span text:style-name="T87">is_valid</text:span><text:span text:style-name="T86">(coin_owner))</text:span></text:p>
      <text:p text:style-name="P66"><text:span text:style-name="T86"><text:s text:c="12"/>throw </text:span><text:bookmark-start text:name="__DdeLink__640_204096721"/><text:span text:style-name="T86">IllegalSignatureException</text:span><text:bookmark-end text:name="__DdeLink__640_204096721"/><text:span text:style-name="T86">;</text:span></text:p>
      <text:p text:style-name="P66"><text:span text:style-name="T86"><text:s text:c="6"/>System.out.println("The transaction is valid");</text:span></text:p>
      <text:p text:style-name="P40"><text:span text:style-name="T86">}</text:span></text:p>
      <text:p text:style-name="P41"><text:span text:style-name="T37">ב. </text:span><text:span text:style-name="T40">ציירו שרשרת בת </text:span><text:span text:style-name="T36">4 </text:span><text:span text:style-name="T40">בלוקים</text:span><text:span text:style-name="T36">, </text:span><text:span text:style-name="T40">והדגימו עליה את פעולת הפונקציה מהסעיף הקודם</text:span><text:span text:style-name="T36">. </text:span><text:span text:style-name="T40">תנו דוגמאות עם תוצאות שונות</text:span><text:span text:style-name="T36">.</text:span></text:p>
      <text:list xml:id="list92757314692704" text:continue-list="list92757198233978" text:style-name="L1">
        <text:list-item>
          <text:p text:style-name="P64"><text:span text:style-name="T74">פתרון</text:span><text:span text:style-name="T73">: </text:span><text:span text:style-name="T72">נניח שהשרשרת נראית כך </text:span><text:span text:style-name="T73">(</text:span><text:span text:style-name="T72">מהמאוחר אל המוקדם</text:span><text:span text:style-name="T73">):</text:span></text:p>
        </text:list-item>
        <text:list-item>
          <text:p text:style-name="P65"><text:span text:style-name="T90">latest == block4;</text:span></text:p>
        </text:list-item>
        <text:list-item>
          <text:p text:style-name="P65"><text:span text:style-name="T90">block4 == {</text:span></text:p>
        </text:list-item>
        <text:list-item>
          <text:p text:style-name="P65"><text:span text:style-name="T90"><text:s text:c="5"/>previous: block3,</text:span></text:p>
        </text:list-item>
        <text:list-item>
          <text:p text:style-name="P65"><text:span text:style-name="T90"><text:s text:c="5"/>input: block3,</text:span></text:p>
        </text:list-item>
        <text:list-item>
          <text:p text:style-name="P65"><text:span text:style-name="T90"><text:s text:c="5"/>receiver: 0xDDDDDDDD</text:span></text:p>
        </text:list-item>
        <text:list-item>
          <text:p text:style-name="P65"><text:span text:style-name="T90">}</text:span></text:p>
        </text:list-item>
        <text:list-item>
          <text:p text:style-name="P65"><text:span text:style-name="T90">block3 == {</text:span></text:p>
        </text:list-item>
        <text:list-item>
          <text:p text:style-name="P65"><text:span text:style-name="T90"><text:s text:c="5"/>previous: block2,</text:span></text:p>
        </text:list-item>
        <text:list-item>
          <text:p text:style-name="P65"><text:span text:style-name="T90"><text:s text:c="5"/>input: block1,</text:span></text:p>
        </text:list-item>
        <text:list-item>
          <text:p text:style-name="P65"><text:span text:style-name="T90"><text:s text:c="5"/>receiver: 0xCCCCCCCC</text:span></text:p>
        </text:list-item>
        <text:list-item>
          <text:p text:style-name="P65"><text:span text:style-name="T90">}</text:span></text:p>
        </text:list-item>
        <text:list-item>
          <text:p text:style-name="P65"><text:span text:style-name="T90">block2 == {</text:span></text:p>
        </text:list-item>
        <text:list-item>
          <text:p text:style-name="P65"><text:span text:style-name="T90"><text:s text:c="5"/>previous: block1,</text:span></text:p>
        </text:list-item>
        <text:list-item>
          <text:p text:style-name="P65"><text:soft-page-break/><text:span text:style-name="T90"><text:s text:c="5"/>input: null,</text:span></text:p>
        </text:list-item>
        <text:list-item>
          <text:p text:style-name="P65"><text:span text:style-name="T90"><text:s text:c="5"/>receiver: 0xBBBBBBBB</text:span></text:p>
        </text:list-item>
        <text:list-item>
          <text:p text:style-name="P65"><text:span text:style-name="T90">}</text:span></text:p>
        </text:list-item>
        <text:list-item>
          <text:p text:style-name="P65"><text:span text:style-name="T90">block1 == {</text:span></text:p>
        </text:list-item>
        <text:list-item>
          <text:p text:style-name="P65"><text:span text:style-name="T90"><text:s text:c="5"/>previous: null,</text:span></text:p>
        </text:list-item>
        <text:list-item>
          <text:p text:style-name="P65"><text:span text:style-name="T90"><text:s text:c="5"/>input: null,</text:span></text:p>
        </text:list-item>
        <text:list-item>
          <text:p text:style-name="P65"><text:span text:style-name="T90"><text:s text:c="5"/>receiver: 0xAAAAAAAA</text:span></text:p>
        </text:list-item>
        <text:list-item>
          <text:p text:style-name="P65"><text:span text:style-name="T90">}</text:span></text:p>
        </text:list-item>
        <text:list-item>
          <text:p text:style-name="P64"><text:span text:style-name="T74">דוגמה </text:span><text:span text:style-name="T75">(1)</text:span><text:span text:style-name="T73">. <text:s/></text:span><text:span text:style-name="T72">מריצים את </text:span><text:span text:style-name="T73">check </text:span><text:span text:style-name="T72">על העיסקה הבאה</text:span><text:span text:style-name="T73">:</text:span></text:p>
        </text:list-item>
        <text:list-item>
          <text:p text:style-name="P65"><text:span text:style-name="T90">tx == {</text:span></text:p>
        </text:list-item>
        <text:list-item>
          <text:p text:style-name="P65"><text:span text:style-name="T90"><text:tab/>input: block1,</text:span></text:p>
        </text:list-item>
        <text:list-item>
          <text:p text:style-name="P65"><text:span text:style-name="T90"><text:tab/>receiver: 0xEEEEEEEE,</text:span></text:p>
        </text:list-item>
        <text:list-item>
          <text:p text:style-name="P65"><text:span text:style-name="T90"><text:s text:c="6"/>signature: [</text:span><text:span text:style-name="T91">חתימה חוקית של <text:s/></text:span><text:span text:style-name="T90">CCCCCCCC]</text:span></text:p>
        </text:list-item>
        <text:list-item>
          <text:p text:style-name="P65"><text:span text:style-name="T90">}</text:span></text:p>
        </text:list-item>
        <text:list-item>
          <text:p text:style-name="P64"><text:span text:style-name="T72">כשהבלוק </text:span><text:span text:style-name="T73">b </text:span><text:span text:style-name="T72">בלולאה מגיע ל</text:span><text:span text:style-name="T73">-block3, </text:span><text:span text:style-name="T72">תיזרק חריגה </text:span><text:span text:style-name="T73">DoubleSpendException, </text:span><text:span text:style-name="T72">כי ה</text:span><text:span text:style-name="T73">-input </text:span><text:span text:style-name="T72">של </text:span><text:span text:style-name="T73">block3 <text:s/></text:span><text:span text:style-name="T72">שווה ל</text:span><text:span text:style-name="T73">-input </text:span><text:span text:style-name="T72">של </text:span><text:span text:style-name="T73">tx (</text:span><text:span text:style-name="T72">הקלט כבר נוצל</text:span><text:span text:style-name="T73">).</text:span></text:p>
        </text:list-item>
        <text:list-item>
          <text:p text:style-name="P64"><text:span text:style-name="T74">דוגמה </text:span><text:span text:style-name="T75">(2)</text:span><text:span text:style-name="T73">. <text:s/></text:span><text:span text:style-name="T72">מריצים את </text:span><text:span text:style-name="T73">check </text:span><text:span text:style-name="T72">על העיסקה הבאה</text:span><text:span text:style-name="T73">:</text:span></text:p>
        </text:list-item>
        <text:list-item>
          <text:p text:style-name="P65"><text:span text:style-name="T90">tx == {</text:span></text:p>
        </text:list-item>
        <text:list-item>
          <text:p text:style-name="P65"><text:span text:style-name="T90"><text:tab/>input: block2,</text:span></text:p>
        </text:list-item>
        <text:list-item>
          <text:p text:style-name="P65"><text:span text:style-name="T90"><text:tab/>receiver: 0xEEEEEEEE,</text:span></text:p>
        </text:list-item>
        <text:list-item>
          <text:p text:style-name="P65"><text:span text:style-name="T90"><text:s text:c="6"/>signature: [</text:span><text:span text:style-name="T91">חתימה חוקית של <text:s/></text:span><text:span text:style-name="T90">CCCCCCCC]</text:span></text:p>
        </text:list-item>
        <text:list-item>
          <text:p text:style-name="P65"><text:span text:style-name="T73">}</text:span></text:p>
        </text:list-item>
        <text:list-item>
          <text:p text:style-name="P64"><text:span text:style-name="T72">הלולאה תסתיים בלי חריגה כי אין אף בלוק בשרשרת שה</text:span><text:span text:style-name="T73">-input </text:span><text:span text:style-name="T72">שלו שווה ל</text:span><text:span text:style-name="T73">-block2 (</text:span><text:span text:style-name="T72">הקלט לא נוצל</text:span><text:span text:style-name="T73">).</text:span></text:p>
        </text:list-item>
        <text:list-item>
          <text:p text:style-name="P63"><text:span text:style-name="T44">אבל</text:span><text:span text:style-name="T45">, </text:span><text:span text:style-name="T44">החתימה היא של </text:span><text:span text:style-name="T45">CCCCCCCC, </text:span><text:span text:style-name="T44">בעוד שהבעלים הנוכחי של המטבע הוא </text:span><text:span text:style-name="T45">BBBBBBBB (</text:span><text:span text:style-name="T44">המקבל ב</text:span><text:span text:style-name="T45">-block2). </text:span><text:span text:style-name="T44">לכן תיזרק חריגה <text:s/></text:span><text:span text:style-name="T46">IllegalSignatureException.</text:span></text:p>
        </text:list-item>
      </text:list>
      <text:p text:style-name="P42"><text:span text:style-name="T39"/></text:p>
      <text:p text:style-name="P70">שאלה <text:span text:style-name="T27">4</text:span>: <text:span text:style-name="T27">חישוב יתרה</text:span></text:p>
      <text:p text:style-name="P10">כיתבו אלגוריתם המקבל כקלט מפתח ציבורי כלשהו, ומחשב את ה"יתרה" של בעל המפתח בביטקוין.</text:p>
      <text:list xml:id="list92757051681355" text:continue-numbering="true" text:style-name="L1">
        <text:list-item>
          <text:p text:style-name="P48"><text:span text:style-name="T63">פתרון</text:span><text:span text:style-name="T60">:</text:span></text:p>
        </text:list-item>
      </text:list>
      <text:p text:style-name="P49"><text:span text:style-name="T60"/></text:p>
      <text:p text:style-name="P13">שאלה <text:span text:style-name="T47">5: מתקפת פיני (על-שם Hal Finney שחשב עליה ראשון)</text:span></text:p>
      <text:p text:style-name="P3">נניח שמישהו, נקרא לו "התוקף", רוצה להשתמש במטבע אחד פעמיים. <text:span text:style-name="T20">הוא פועל לפי האלגוריתם הבא. <text:s/>הוא </text:span>כורה בלוקים באופן רגיל; <text:span text:style-name="T20">בכל בלוק שהוא כורה, </text:span>כאחת מ<text:span text:style-name="T24">-2000 </text:span>העיסקאות בבלוק, הוא מכניס עיסקה אחת <text:span text:style-name="T19">של מטבע א </text:span>מכתובת <text:span text:style-name="T19">ב</text:span> לכתובת <text:span text:style-name="T19">ג</text:span>, <text:span text:style-name="T21">כאשר שתי הכתובות</text:span> שייכות לו.<text:span text:style-name="T20"> <text:s text:c="3"/></text:span>ברגע שהוא מצא בלוק, במקום לפרסם אותו מייד, הוא הולך לחנות, קונה חפץ ומשלם עליו<text:span text:style-name="T19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4">א. <text:span text:style-name="T22">מה הסיכון שהתוקף לוקח? באיזה מקרה ההתקפה תיכשל, וכמה יפסיד התוקף במקרה זה?</text:span></text:p>
      <text:p text:style-name="P5">ב. <text:span text:style-name="T23">המוכר מחכה t דקות לפני מסירת החפץ. מה צריך להיות ערך החפץ כך שההתקפה תהיה כדאית?</text:span></text:p>
      <text:p text:style-name="P29">ג. מה יכול המוכר לעשות כדי להגן על עצמו מהתקפה זו?</text:p>
      <text:list xml:id="list92757553813415" text:continue-numbering="true" text:style-name="L1">
        <text:list-item>
          <text:p text:style-name="P50"><text:span text:style-name="T63">פתרון</text:span><text:span text:style-name="T60">: </text:span><text:span text:style-name="T62">דניאל ואיתן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Nachlieli CLM2" svg:font-family="'Nachlieli CLM'"/>
    <style:font-face style:name="Calibri" svg:font-family="Calibri" style:font-adornments="Regular" style:font-pitch="fixed"/>
    <style:font-face style:name="Courier New1" svg:font-family="'Courier New'" style:font-adornments="Regular" style:font-pitch="fixed"/>
    <style:font-face style:name="Courier New (Hebrew)" svg:font-family="'Courier New (Hebrew)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Arial1" svg:font-family="Arial" style:font-adornments="Regular" style:font-pitch="variable"/>
    <style:font-face style:name="Arial (Hebrew)" svg:font-family="'Arial (Hebrew)'" style:font-adornments="Regular" style:font-pitch="variable"/>
    <style:font-face style:name="Courier New2" svg:font-family="'Courier New'" style:font-adornments="Regular" style:font-pitch="variable"/>
    <style:font-face style:name="Courier New (Hebrew)1" svg:font-family="'Courier New (Hebrew)'" style:font-adornments="Regular" style:font-pitch="variable"/>
    <style:font-face style:name="David CLM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917in" fo:text-indent="-0.25in" fo:margin-left="0.7917in"/>
        </style:list-level-properties>
        <style:text-properties style:font-name="OpenSymbol2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.0417in" fo:text-indent="-0.25in" fo:margin-left="1.0417in"/>
        </style:list-level-properties>
        <style:text-properties style:font-name="OpenSymbol2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417in" fo:text-indent="-0.25in" fo:margin-left="1.5417in"/>
        </style:list-level-properties>
        <style:text-properties style:font-name="OpenSymbol2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917in" fo:text-indent="-0.25in" fo:margin-left="1.7917in"/>
        </style:list-level-properties>
        <style:text-properties style:font-name="OpenSymbol2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917in" fo:text-indent="-0.25in" fo:margin-left="2.2917in"/>
        </style:list-level-properties>
        <style:text-properties style:font-name="OpenSymbol2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417in" fo:text-indent="-0.25in" fo:margin-left="2.5417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6-05T09:27:56.310314664</dc:date>
    <meta:editing-duration>P11DT15H50M57S</meta:editing-duration>
    <meta:editing-cycles>1473</meta:editing-cycles>
    <dc:creator>Erel Segal-Halevi</dc:creator>
    <meta:document-statistic meta:table-count="0" meta:image-count="0" meta:object-count="0" meta:page-count="6" meta:paragraph-count="143" meta:word-count="1074" meta:character-count="6409" meta:non-whitespace-character-count="5159"/>
  </office:meta>
</office:document-meta>
</file>